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New Ribon wire</text:p>
          </table:table-cell>
          <table:table-cell table:number-columns-repeated="1634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4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table:number-columns-repeated="1634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style-name="ce1"/>
          <table:table-cell office:value-type="string" table:style-name="ce1">
            <text:p>ds</text:p>
          </table:table-cell>
          <table:table-cell table:number-columns-repeated="16347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table:number-columns-repeated="1634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table:number-columns-repeated="1634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table:number-columns-repeated="1634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table:number-columns-repeated="1634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4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table:number-columns-repeated="1634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table:number-columns-repeated="1634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1635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1635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1635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1635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9" table:style-name="ce1"/>
          <table:table-cell office:value-type="string" table:style-name="ce1">
            <text:p>Opto</text:p>
          </table:table-cell>
          <table:table-cell office:value-type="string" table:style-name="ce1">
            <text:p>3V-12V</text:p>
          </table:table-cell>
          <table:table-cell table:number-columns-repeated="16351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9" table:style-name="ce1"/>
          <table:table-cell office:value-type="string" table:style-name="ce1">
            <text:p>Encoder</text:p>
          </table:table-cell>
          <table:table-cell office:value-type="string" table:style-name="ce1">
            <text:p>-12V</text:p>
          </table:table-cell>
          <table:table-cell table:number-columns-repeated="16351"/>
        </table:table-row>
        <table:table-row table:number-rows-repeated="1048533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29">
            <text:p>PWM7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Daniel</dc:creator>
    <meta:creation-date>2020-08-03T21:53:38Z</meta:creation-date>
    <dc:date>2021-06-03T18:23:13Z</dc:date>
    <meta:editing-cycles>4</meta:editing-cycles>
    <meta:editing-duration>PT245963S</meta:editing-duration>
  </office:meta>
</office:document-meta>
</file>